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11.324cm"/>
    </style:style>
    <style:style style:name="gr2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2.29cm" fo:min-width="11.32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966cm" fo:min-width="11.32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517cm" fo:min-width="11.32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11.32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678cm" fo:min-width="11.324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664cm" fo:min-width="11.324cm"/>
    </style:style>
    <style:style style:name="gr1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12cm" fo:min-width="11.324cm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614cm" fo:min-width="11.324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gr15" style:family="graphic" style:parent-style-name="standard">
      <style:graphic-properties draw:stroke="none" svg:stroke-color="#000000" draw:fill="none" draw:fill-color="#ffffff" fo:min-height="8.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cccccc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solid" draw:fill-color="#eeeee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24cm" svg:height="3.302cm" svg:x="2.422cm" svg:y="3.286cm">
          <text:p text:style-name="P1"><text:span text:style-name="T1">STACK</text:span></text:p>
          <text:p text:style-name="P1"><text:span text:style-name="T2">(stack frames consisting of parameters,</text:span></text:p>
          <text:p text:style-name="P1"><text:span text:style-name="T2">return addresses and local vari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824cm" svg:height="2.54cm" svg:x="2.422cm" svg:y="9.128cm">
          <text:p text:style-name="P1"><text:span text:style-name="T2">fre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24cm" svg:height="4.216cm" svg:x="2.422cm" svg:y="11.668cm">
          <text:p text:style-name="P1"><text:span text:style-name="T1">HEAP</text:span></text:p>
          <text:p text:style-name="P1"><text:span text:style-name="T2">(dynamic variables, mallo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1.824cm" svg:height="2.767cm" svg:x="2.422cm" svg:y="15.886cm">
          <text:p text:style-name="P1"><text:span text:style-name="T1">BSS</text:span></text:p>
          <text:p text:style-name="P1"><text:span text:style-name="T2">(uninitialized global and static variables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824cm" svg:height="2.794cm" svg:x="2.422cm" svg:y="18.653cm">
          <text:p text:style-name="P1"><text:span text:style-name="T1">DATA</text:span></text:p>
          <text:p text:style-name="P1"><text:span text:style-name="T3">(</text:span><text:span text:style-name="T2">initialized global and static variables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824cm" svg:height="4.928cm" svg:x="2.422cm" svg:y="21.447cm">
          <text:p text:style-name="P1"><text:span text:style-name="T1">TEXT</text:span></text:p>
          <text:p text:style-name="P1"><text:span text:style-name="T4">(program code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574cm" svg:height="1.673cm" svg:x="5.145cm" svg:y="27.035cm">
          <draw:text-box>
            <text:p>Lower virtual addresses</text:p>
          </draw:text-box>
        </draw:frame>
        <draw:frame draw:style-name="gr7" draw:text-style-name="P5" draw:layer="layout" svg:width="7.574cm" svg:height="1.673cm" svg:x="4.545cm" svg:y="1.735cm">
          <draw:text-box>
            <text:p>Higher virtual addresses</text:p>
          </draw:text-box>
        </draw:frame>
        <draw:line draw:style-name="gr8" draw:text-style-name="P2" draw:layer="layout" svg:x1="15.731cm" svg:y1="3.395cm" svg:x2="14.567cm" svg:y2="3.395cm">
          <text:p/>
        </draw:line>
        <draw:line draw:style-name="gr8" draw:text-style-name="P2" draw:layer="layout" svg:x1="15.732cm" svg:y1="9.095cm" svg:x2="14.568cm" svg:y2="9.095cm">
          <text:p/>
        </draw:line>
        <draw:frame draw:style-name="gr7" draw:text-style-name="P5" draw:layer="layout" svg:width="3.887cm" svg:height="1.673cm" svg:x="15.786cm" svg:y="2.932cm">
          <draw:text-box>
            <text:p>Bottom of stack</text:p>
          </draw:text-box>
        </draw:frame>
        <draw:frame draw:style-name="gr9" draw:text-style-name="P5" draw:layer="layout" svg:width="4.213cm" svg:height="2.384cm" svg:x="15.787cm" svg:y="8.633cm">
          <draw:text-box>
            <text:p>rsp</text:p>
            <text:p>(top of stack)</text:p>
          </draw:text-box>
        </draw:frame>
        <draw:frame draw:style-name="gr10" draw:text-style-name="P6" draw:layer="layout" svg:width="5.157cm" svg:height="3.095cm" svg:x="14.843cm" svg:y="4.756cm">
          <draw:text-box>
            <text:p><text:span text:style-name="T2">Stack grows by decrementing it</text:span></text:p>
          </draw:text-box>
        </draw:frame>
        <draw:custom-shape draw:style-name="gr11" draw:text-style-name="P7" draw:layer="layout" svg:width="11.824cm" svg:height="0.914cm" svg:x="2.422cm" svg:y="8.214cm">
          <text:p text:style-name="P1"><text:span text:style-name="T2">Local variables of f(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824cm" svg:height="0.762cm" svg:x="2.422cm" svg:y="7.452cm">
          <text:p text:style-name="P1"><text:span text:style-name="T2">Return address &amp; old rb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1.824cm" svg:height="0.864cm" svg:x="2.422cm" svg:y="6.588cm">
          <text:p text:style-name="P1"><text:span text:style-name="T2">Parameters of f(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.733cm" svg:y1="8.195cm" svg:x2="14.569cm" svg:y2="8.195cm">
          <text:p/>
        </draw:line>
        <draw:frame draw:style-name="gr14" draw:text-style-name="P5" draw:layer="layout" svg:width="3.887cm" svg:height="1.397cm" svg:x="15.788cm" svg:y="7.734cm">
          <draw:text-box>
            <text:p>rbp</text:p>
          </draw:text-box>
        </draw:frame>
        <draw:frame draw:style-name="gr15" draw:text-style-name="P6" draw:layer="layout" svg:width="5.268cm" svg:height="8.89cm" svg:x="15.224cm" svg:y="11.16cm">
          <draw:text-box>
            <text:p><text:span text:style-name="T2">Parameters get set by calling function (in 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8:50:51.209675930</meta:creation-date>
    <dc:date>2020-04-18T14:54:52.345908805</dc:date>
    <meta:editing-duration>PT21M55S</meta:editing-duration>
    <meta:editing-cycles>7</meta:editing-cycles>
    <meta:generator>LibreOffice/6.0.7.3$Linux_X86_64 LibreOffice_project/00m0$Build-3</meta:generator>
    <meta:document-statistic meta:object-count="19"/>
  </office:meta>
</office:document-meta>
</file>